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7.013cm"/>
    </style:style>
    <style:style style:name="Table1.1" style:family="table-row">
      <style:table-row-properties style:min-row-height="2.408cm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2e5262"/>
    </style:style>
    <style:style style:name="P2" style:family="paragraph" style:parent-style-name="Standard">
      <style:paragraph-properties fo:background-color="transparent">
        <style:background-image/>
      </style:paragraph-properties>
    </style:style>
    <style:style style:name="P3" style:family="paragraph" style:parent-style-name="Standard">
      <style:paragraph-properties fo:background-color="transparent">
        <style:background-image/>
      </style:paragraph-properties>
      <style:text-properties officeooo:paragraph-rsid="002e5262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IDTURNO"/>
        <text:user-field-decl office:value-type="float" office:value="0" text:name="PACIENTE.APELLIDOPATERNO"/>
        <text:user-field-decl office:value-type="float" office:value="0" text:name="PACIENTE.NOMBRES"/>
        <text:user-field-decl office:value-type="float" office:value="0" text:name="PACIENTE.NOMBRECOMPLETO"/>
      </text:user-field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text:span text:style-name="T1">ID Turno:</text:span> <text:s/>$IDTURNO</text:p>
            <text:p text:style-name="P3"><text:span text:style-name="T1">Nombre Paciente:</text:span> $PACIENTE.NOMBRES</text:p>
            <text:p text:style-name="P3"><text:span text:style-name="T1">Apellido Paciente:</text:span> $PACIENTE.APELLIDOPATERNO</text:p>
            <text:p text:style-name="P3"><text:span text:style-name="T1">Nombre Completo:</text:span> $PACIENTE.NOMBRECOMPLETO</text:p>
            <text:p text:style-name="P1"/>
          </table:table-cell>
        </table:table-row>
      </table:table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Ramé</meta:initial-creator>
    <meta:creation-date>2014-03-21T14:28:57.016296177</meta:creation-date>
    <dc:date>2014-06-18T14:42:54.401446302</dc:date>
    <meta:editing-duration>P0D</meta:editing-duration>
    <meta:editing-cycles>9</meta:editing-cycles>
    <meta:generator>LibreOffice/4.2.4.2$Linux_X86_64 LibreOffice_project/420m0$Build-2</meta:generator>
    <meta:document-statistic meta:table-count="1" meta:image-count="0" meta:object-count="0" meta:page-count="1" meta:paragraph-count="4" meta:word-count="12" meta:character-count="138" meta:non-whitespace-character-count="129"/>
  </office:meta>
</office:document-meta>
</file>